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rac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~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~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~? I wonder what kinda answer you were
gonna come out with~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colony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09:42:25+02:00</meta:creation-date>
    <dc:date>2020-04-05T09:42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